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.JSONPath( String path , SerializeConfig serializeConfig , ParserConfig parserConfig , boolean ignoreNull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tBetweenSegement.apply( JSONPath path , Object rootObject , Object currentObject , Object ite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Path.eq( Object a , Object b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SONPath.keySet( Object rootObject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ObjInSegement.IntObjInSegement( String propertyName , boolean function , Long [ ] values , boolean n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terSegment.extract( JSONPath path , DefaultJSONParser parser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tchSegement.MatchSegement( String propertyName , boolean function , String startsWithValue , String endsWithValue , String [ ] containsValues , boolean no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rrayAccessSegment.eval( JSONPath path , Object rootObject , Object curren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zeSegment.eval( JSONPath path , Object rootObject , Object curren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.reserveToArray( Object object , String ... path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PathParser.buildArraySegement( String indexText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38">
            <text:p text:style-name="Table_20_Contents">38</text:p>
          </table:table-cell>
          <table:table-cell office:value-type="float" office:value="76">
            <text:p text:style-name="Table_20_Contents">76</text:p>
          </table:table-cell>
        </table:table-row>
        <table:table-row>
          <table:table-cell office:value-type="string">
            <text:p text:style-name="Table_20_Contents">PropertySegment.extract( JSONPath path , DefaultJSONParser parser , Context context )</text:p>
          </table:table-cell>
          <table:table-cell office:value-type="float" office:value="48">
            <text:p text:style-name="Table_20_Contents">48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65">
            <text:p text:style-name="Table_20_Contents">165</text:p>
          </table:table-cell>
        </table:table-row>
        <table:table-row>
          <table:table-cell office:value-type="string">
            <text:p text:style-name="Table_20_Contents">RegMatchSegement.RegMatchSegement( String propertyName , boolean function , Pattern pattern , Operator 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Parser.filterRest( Filter filt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SONPathParser.readLongValu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lterSegment.eval( JSONPath path , Object rootObject , Object currentObje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ultiIndexSegment.extract( JSONPath path , DefaultJSONParser parser , Contex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SONPath.eval( Object rootObject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Segment.apply( JSONPath path , Object rootObject , Object currentObject , Object i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Path.size( Object rootObject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.evalKeySet( Object currentObjec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SONPath.getPropertyValue( Object currentObject , String propertyName , long propertyNameHash )</text:p>
          </table:table-cell>
          <table:table-cell office:value-type="float" office:value="41">
            <text:p text:style-name="Table_20_Contents">41</text:p>
          </table:table-cell>
          <table:table-cell office:value-type="float" office:value="37">
            <text:p text:style-name="Table_20_Contents">37</text:p>
          </table:table-cell>
          <table:table-cell office:value-type="float" office:value="124">
            <text:p text:style-name="Table_20_Contents">124</text:p>
          </table:table-cell>
        </table:table-row>
        <table:table-row>
          <table:table-cell office:value-type="string">
            <text:p text:style-name="Table_20_Contents">JSONPath.arrayAdd( Object rootObject , String path , Object ...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.getJavaBeanDeserializer( final Class &lt; ? &gt; current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PathParser.skipWhitespac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Path.contains( Object rootObje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ultiPropertySegment.MultiPropertySegment( String [ ] property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angeSegment.extract( JSONPath path , DefaultJSONParser parser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Segment.remove( JSONPath path , Object rootObject , Object currentObje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pertyFilter.PropertyFilter( String propertyName , boolean fun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tObjInSegement.apply( JSONPath path , Object rootObject , Object currentObject , Object item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SONPath.compile(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tInSegement.apply( JSONPath path , Object rootObject , Object currentObject , Object ite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Path.toJS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.eval( Object rootObject , String path , boolean ignoreNull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Segment.setValue( JSONPath path , Object parent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Path.JSON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.isRef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SONPath.patchAdd( Object rootObject , Object value , boolean replac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JSONPathParser.isDigitFirst( char c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IndexSegment.MultiIndexSegment( int [ ] index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.eval( Object rootObject , Type clazz , ParserConfig parser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tNullSegement.apply( JSONPath path , Object rootObject , Object currentObject , Object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Parser.JSONPathParse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Segment.ValueSegment( String propertyName , boolean function , Object value , boolean eq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tNullSegement.NotNullSegement( String propertyName , boolean 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Parser.getNext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AccessSegment.remove( JSONPath path , Object curren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nSegment.eval( JSONPath path , Object rootObject , Object currentObje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SONPath.paths( Object javaObject , Serialize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Path.containsValue( Object rootObject ,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izeSegment.extract( JSONPath path , DefaultJSONParser parser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.paths( Object java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.extract( String json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.isInt( Class &lt; ? &gt; clazz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.extract( String json , String path , ParserConfig config , int features , Feature ... option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ultiPropertySegment.extract( JSONPath path , DefaultJSONParser parser , Context contex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FloorSegment.eval( JSONPath path , Object rootObject , Object currentOb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SONPath.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angeSegment.RangeSegment( int start , int end , int st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xt.Context( Context parent , boolean e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Parser.parseArrayAccessFilter( boolean acceptBracket )</text:p>
          </table:table-cell>
          <table:table-cell office:value-type="float" office:value="189">
            <text:p text:style-name="Table_20_Contents">189</text:p>
          </table:table-cell>
          <table:table-cell office:value-type="float" office:value="208">
            <text:p text:style-name="Table_20_Contents">208</text:p>
          </table:table-cell>
          <table:table-cell office:value-type="float" office:value="554">
            <text:p text:style-name="Table_20_Contents">554</text:p>
          </table:table-cell>
        </table:table-row>
        <table:table-row>
          <table:table-cell office:value-type="string">
            <text:p text:style-name="Table_20_Contents">MatchSegement.apply( JSONPath path , Object rootObject , Object currentObject , Object item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JSONPath.extract( DefaultJSONParser parser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3">
            <text:p text:style-name="Table_20_Contents">23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JSONPath.deepScan( final Object currentObject , final String propertyName , List &lt; Object &gt; results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7">
            <text:p text:style-name="Table_20_Contents">7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TypeSegment.eval( JSONPath path , Object rootObject , Object currentObjec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tringInSegement.apply( JSONPath path , Object rootObject , Object currentObject , Object ite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Path.set( Object rootObject , String path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Group.FilterGroup( Filter left , Filter right , boolean 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Path.removeArrayItem( JSONPath path , Object currentObject , int 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SONPath.setPropertyValue( Object parent , String name , long propertyNameHash , Object valu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JSONPath.set( Object rootObject , Object value , boolean p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JSONPath.removePropertyValue( Object parent , String name , boolean deep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JSONPath.deepGetObjects( final Object currentObject , List &lt; Object &gt; outValue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TypeSegment.extract( JSONPath path , DefaultJSONParser parser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egment.eval( JSONPath path , Object rootObject , Object current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tBetweenSegement.IntBetweenSegement( String propertyName , boolean function , long startValue , long endValue , boolean n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Path.deepGetPropertyValues( final Object currentObject , List &lt; Object &gt; outValue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oubleOpSegement.apply( JSONPath path , Object rootObject , Object currentObject , Object item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fOpSegement.RefOpSegement( String propertyName , boolean function , Segment refSgement , Operator 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ildCardSegment.WildCardSegment( boolean deep , boolean object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Parser.readNam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likeSegement.RlikeSegement( String propertyName , boolean function , String pattern , boolean n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.read( String json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PathParser.isEO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Parser.parseArrayAccess( boolean acceptBrack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Path.remove( Object rootObject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17">
            <text:p text:style-name="Table_20_Contents">17</text:p>
          </table:table-cell>
          <table:table-cell office:value-type="float" office:value="84">
            <text:p text:style-name="Table_20_Contents">84</text:p>
          </table:table-cell>
        </table:table-row>
        <table:table-row>
          <table:table-cell office:value-type="string">
            <text:p text:style-name="Table_20_Contents">WildCardSegment.extract( JSONPath path , DefaultJSONParser parser , Contex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WildCardSegment.eval( JSONPath path , Object rootObject , Object current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ullSegement.NullSegement( String propertyName , boolean 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egment.PropertySegment( String propertyName , boolean 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ullSegement.apply( JSONPath path , Object rootObject , Object currentObject , Object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.setArrayItem( JSONPath path , Object currentObject , int index , Object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efOpSegement.apply( JSONPath path , Object rootObject , Object currentObject , Object item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0">
            <text:p text:style-name="Table_20_Contents">20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JSONPathParser.accept( char exp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PathParser.read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loorSegment.extract( JSONPath path , DefaultJSONParser parser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.getPropertyValues( final Object currentObjec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SONPath.containsValue( Object rootObject , String path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Parser.readValu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SONPath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Segment.eval( JSONPath path , Object rootObject , Object currentObje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KeySetSegment.extract( JSONPath path , DefaultJSONParser parser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.getJavaBeanSerializer( final Class &lt; ? &gt; current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rrayAccessSegment.ArrayAccessSegmen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MatchSegement.apply( JSONPath path , Object rootObject , Object currentObject , Object i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PropertySegment.eval( JSONPath path , Object rootObject , Object current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KeySetSegment.eval( JSONPath path , Object rootObject , Object curren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.eval( Object rootObject , Type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.compile( String path , boolean ignoreNull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SONPath.eqNotNull( Number a , Number b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">
            <text:p text:style-name="Table_20_Contents">7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MaxSegment.extract( JSONPath path , DefaultJSONParser parser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AccessSegment.extract( JSONPath path , DefaultJSONParser parser , 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Path.remove( Object root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InSegement.IntInSegement( String propertyName , boolean function , long [ ] values , boolean n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.size( Object root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likeSegement.apply( JSONPath path , Object rootObject , Object currentObject , Object 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Path.read( String json , String path , Type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Parser.readDoubleValue( long long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Path.read( String json , String path , Type clazz , ParserConfig parser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nSegment.extract( JSONPath path , DefaultJSONParser parser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egment.remove( JSONPath path , 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Parser.readOp(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9">
            <text:p text:style-name="Table_20_Contents">9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JSONPath.eval( Object root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Path.compare( Object a , Object b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24">
            <text:p text:style-name="Table_20_Contents">24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StringInSegement.StringInSegement( String propertyName , boolean function , String [ ] values , boolean n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.reserveToObject( Object object , String ... path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SONPathPars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Group.apply( JSONPath path , Object rootObject , Object currentObject , Object ite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ultiIndexSegment.eval( JSONPath path , Object rootObject , Object current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Path.JSONPath( String path , boolean ignoreNull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AccessSegment.setValue( JSONPath path , Object currentObject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.arrayAdd( Object rootObject , Object ... value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DoubleOpSegement.DoubleOpSegement( String propertyName , boolean function , double value , Operator 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loorSegment.floor( Object item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SONPathParser.explain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IntOpSegement.IntOpSegement( String propertyName , boolean function , long value , Operator 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.contains( Object rootObject ,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Path.set( Object rootObject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Parser.readSegement( )</text:p>
          </table:table-cell>
          <table:table-cell office:value-type="float" office:value="40">
            <text:p text:style-name="Table_20_Contents">40</text:p>
          </table:table-cell>
          <table:table-cell office:value-type="float" office:value="45">
            <text:p text:style-name="Table_20_Contents">45</text:p>
          </table:table-cell>
          <table:table-cell office:value-type="float" office:value="97">
            <text:p text:style-name="Table_20_Contents">97</text:p>
          </table:table-cell>
        </table:table-row>
        <table:table-row>
          <table:table-cell office:value-type="string">
            <text:p text:style-name="Table_20_Contents">FilterSegment.FilterSegment( 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OpSegement.apply( JSONPath path , Object rootObject , Object currentObject , Object item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SONPath.deepSet( final Object currentObject , final String propertyName , long propertyNameHash , Object valu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">
            <text:p text:style-name="Table_20_Contents">5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JSONPath.getArrayItem( final Object currentObject , int index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JSONPath.isDouble( Class &lt; ? &gt; clazz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Filter.get( JSONPath path , Object rootObject , Object current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xSegment.eval( JSONPath path , Object rootObject , Object currentObje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SONPath.paths( Map &lt; Object , String &gt; values , Map &lt; String , Object &gt; paths , String parent , Object javaObject , SerializeConfig config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21">
            <text:p text:style-name="Table_20_Contents">21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StringOpSegement.StringOpSegement( String propertyName , boolean function , String value , Operator 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.keySet( Object root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tOpSegement.apply( JSONPath path , Object rootObject , Object currentObject , Object item )</text:p>
          </table:table-cell>
          <table:table-cell office:value-type="float" office:value="33">
            <text:p text:style-name="Table_20_Contents">33</text:p>
          </table:table-cell>
          <table:table-cell office:value-type="float" office:value="29">
            <text:p text:style-name="Table_20_Contents">29</text:p>
          </table:table-cell>
          <table:table-cell office:value-type="float" office:value="88">
            <text:p text:style-name="Table_20_Contents">88</text:p>
          </table:table-cell>
        </table:table-row>
        <table:table-row>
          <table:table-cell office:value-type="string">
            <text:p text:style-name="Table_20_Contents">JSONPath.evalSize( Object currentObjec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